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4.171cm" svg:y="0.339cm">
            <draw:object draw:notify-on-update-of-ranges="Feuille1.B1:Feuille1.B1 Feuille1.B2:Feuille1.B6 Feuille1.C1:Feuille1.C1 Feuille1.C2:Feuille1.C6 Feuille1.B1:Feuille1.B1 Feuille1.B2:Feuille1.B6 Feuille1.D1:Feuille1.D1 Feuille1.D2:Feuille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061cm" svg:y="9.847cm">
            <draw:object draw:notify-on-update-of-ranges="Feuille1.B8:Feuille1.B8 Feuille1.B9:Feuille1.B13 Feuille1.C8:Feuille1.C8 Feuille1.C9:Feuille1.C13 Feuille1.B8:Feuille1.B8 Feuille1.B9:Feuille1.B13 Feuille1.D8:Feuille1.D8 Feuille1.D9:Feuille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84cm" svg:y="19.091cm">
            <draw:object draw:notify-on-update-of-ranges="Feuille1.B16:Feuille1.B16 Feuille1.B17:Feuille1.B21 Feuille1.C16:Feuille1.C16 Feuille1.C17:Feuille1.C21 Feuille1.B16:Feuille1.B16 Feuille1.B17:Feuille1.B21 Feuille1.D16:Feuille1.D16 Feuille1.D17:Feuille1.D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,44</text:p>
          </table:table-cell>
          <table:table-cell office:value-type="float" office:value="7.41" calcext:value-type="float">
            <text:p>7,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,29</text:p>
          </table:table-cell>
          <table:table-cell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,54</text:p>
          </table:table-cell>
          <table:table-cell office:value-type="float" office:value="118.39" calcext:value-type="float">
            <text:p>118,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29" calcext:value-type="float">
            <text:p>5,29</text:p>
          </table:table-cell>
          <table:table-cell office:value-type="float" office:value="317.79" calcext:value-type="float">
            <text:p>317,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1" calcext:value-type="float">
            <text:p>2,31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,28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office:value-type="float" office:value="22.83" calcext:value-type="float">
            <text:p>22,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49" calcext:value-type="float">
            <text:p>5,49</text:p>
          </table:table-cell>
          <table:table-cell office:value-type="float" office:value="107.36" calcext:value-type="float">
            <text:p>107,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94" calcext:value-type="float">
            <text:p>4,94</text:p>
          </table:table-cell>
          <table:table-cell office:value-type="float" office:value="351.29" calcext:value-type="float">
            <text:p>351,2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retization</text:p>
          </table:table-cell>
          <table:table-cell office:value-type="string" calcext:value-type="string">
            <text:p>Indegree=1</text:p>
          </table:table-cell>
          <table:table-cell office:value-type="string" calcext:value-type="string">
            <text:p>Indegree=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7" calcext:value-type="float">
            <text:p>2,37</text:p>
          </table:table-cell>
          <table:table-cell office:value-type="float" office:value="7.63" calcext:value-type="float">
            <text:p>7,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,39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32" calcext:value-type="float">
            <text:p>2,32</text:p>
          </table:table-cell>
          <table:table-cell office:value-type="float" office:value="25.03" calcext:value-type="float">
            <text:p>25,0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,67</text:p>
          </table:table-cell>
          <table:table-cell office:value-type="float" office:value="110.01" calcext:value-type="float">
            <text:p>110,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78" calcext:value-type="float">
            <text:p>5,78</text:p>
          </table:table-cell>
          <table:table-cell office:value-type="float" office:value="381.27" calcext:value-type="float">
            <text:p>381,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2:14:29.237836888</meta:creation-date>
    <dc:date>2015-10-13T23:12:02.830925387</dc:date>
    <meta:editing-duration>PT28M9S</meta:editing-duration>
    <meta:editing-cycles>1</meta:editing-cycles>
    <meta:document-statistic meta:table-count="1" meta:cell-count="54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117cm" svg:y="5.196cm" style:legend-expansion="custom" chartooo:width="2.854cm" chartooo:height="1.096cm" style:legend-expansion-aspect-ratio="2.60401459854015" chart:style-name="ch2"/>
        <chart:plot-area chart:style-name="ch3" table:cell-range-address="Feuille1.B1:Feuille1.D6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2:Feuille1.C6" chart:label-cell-address="Feuille1.C1:Feuille1.C1" chart:class="chart:scatter">
            <chart:domain table:cell-range-address="Feuille1.B2:Feuille1.B6"/>
            <chart:data-point chart:repeated="5"/>
          </chart:series>
          <chart:series chart:style-name="ch10" chart:values-cell-range-address="Feuille1.D2:Feuille1.D6" chart:label-cell-address="Feuille1.D1:Feuille1.D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:Feuille1.C1</svg:desc>
                </draw:g>
              </table:table-cell>
              <table:table-cell office:value-type="string">
                <text:p>Indegree=2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:Feuille1.B6</svg:desc>
                </draw:g>
              </table:table-cell>
              <table:table-cell office:value-type="float" office:value="2.4">
                <text:p>2.4</text:p>
                <draw:g>
                  <svg:desc>Feuille1.C2:Feuille1.C6</svg:desc>
                </draw:g>
              </table:table-cell>
              <table:table-cell office:value-type="float" office:value="7.34">
                <text:p>7.34</text:p>
                <draw:g>
                  <svg:desc>Feuille1.D2:Feui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44">
                <text:p>2.44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54">
                <text:p>5.54</text:p>
              </table:table-cell>
              <table:table-cell office:value-type="float" office:value="118.39">
                <text:p>118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29">
                <text:p>5.29</text:p>
              </table:table-cell>
              <table:table-cell office:value-type="float" office:value="317.79">
                <text:p>317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105cm" svg:y="5.434cm" style:legend-expansion="custom" chartooo:width="2.854cm" chartooo:height="1.096cm" style:legend-expansion-aspect-ratio="2.60401459854015" chart:style-name="ch2"/>
        <chart:plot-area chart:style-name="ch3" table:cell-range-address="Feuille1.B8:Feuille1.D13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9:Feuille1.C13" chart:label-cell-address="Feuille1.C8:Feuille1.C8" chart:class="chart:scatter">
            <chart:domain table:cell-range-address="Feuille1.B9:Feuille1.B13"/>
            <chart:data-point chart:repeated="5"/>
          </chart:series>
          <chart:series chart:style-name="ch10" chart:values-cell-range-address="Feuille1.D9:Feuille1.D13" chart:label-cell-address="Feuille1.D8:Feuille1.D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8:Feuille1.C8</svg:desc>
                </draw:g>
              </table:table-cell>
              <table:table-cell office:value-type="string">
                <text:p>Indegree=2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9:Feuille1.B13</svg:desc>
                </draw:g>
              </table:table-cell>
              <table:table-cell office:value-type="float" office:value="2.31">
                <text:p>2.31</text:p>
                <draw:g>
                  <svg:desc>Feuille1.C9:Feuille1.C13</svg:desc>
                </draw:g>
              </table:table-cell>
              <table:table-cell office:value-type="float" office:value="6.03">
                <text:p>6.03</text:p>
                <draw:g>
                  <svg:desc>Feuille1.D9:Feuille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28">
                <text:p>2.28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49">
                <text:p>5.49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94">
                <text:p>4.94</text:p>
              </table:table-cell>
              <table:table-cell office:value-type="float" office:value="351.29">
                <text:p>351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138cm" svg:y="5.597cm" style:legend-expansion="custom" chartooo:width="2.854cm" chartooo:height="1.096cm" style:legend-expansion-aspect-ratio="2.60401459854015" chart:style-name="ch2"/>
        <chart:plot-area chart:style-name="ch3" table:cell-range-address="Feuille1.B16:Feuille1.D21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4">
            <chart:title svg:x="7.006cm" svg:y="8.019cm" chart:style-name="ch5">
              <text:p>Discretization levels</text:p>
            </chart:title>
          </chart:axis>
          <chart:axis chart:dimension="y" chart:name="primary-y" chart:style-name="ch6">
            <chart:title svg:x="0.451cm" svg:y="5.667cm" chart:style-name="ch7">
              <text:p>Run Time (in seconds)</text:p>
            </chart:title>
            <chart:grid chart:style-name="ch8" chart:class="major"/>
          </chart:axis>
          <chart:series chart:style-name="ch9" chart:values-cell-range-address="Feuille1.C17:Feuille1.C21" chart:label-cell-address="Feuille1.C16:Feuille1.C16" chart:class="chart:scatter">
            <chart:domain table:cell-range-address="Feuille1.B17:Feuille1.B21"/>
            <chart:data-point chart:repeated="5"/>
          </chart:series>
          <chart:series chart:style-name="ch10" chart:values-cell-range-address="Feuille1.D17:Feuille1.D21" chart:label-cell-address="Feuille1.D16:Feuille1.D16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ndegree=1</text:p>
                <draw:g>
                  <svg:desc>Feuille1.C16:Feuille1.C16</svg:desc>
                </draw:g>
              </table:table-cell>
              <table:table-cell office:value-type="string">
                <text:p>Indegree=2</text:p>
                <draw:g>
                  <svg:desc>Feuille1.D16:Feuille1.D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17:Feuille1.B21</svg:desc>
                </draw:g>
              </table:table-cell>
              <table:table-cell office:value-type="float" office:value="2.37">
                <text:p>2.37</text:p>
                <draw:g>
                  <svg:desc>Feuille1.C17:Feuille1.C21</svg:desc>
                </draw:g>
              </table:table-cell>
              <table:table-cell office:value-type="float" office:value="7.63">
                <text:p>7.63</text:p>
                <draw:g>
                  <svg:desc>Feuille1.D17:Feuille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9">
                <text:p>2.3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2">
                <text:p>2.3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67">
                <text:p>5.67</text:p>
              </table:table-cell>
              <table:table-cell office:value-type="float" office:value="110.01">
                <text:p>11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78">
                <text:p>5.78</text:p>
              </table:table-cell>
              <table:table-cell office:value-type="float" office:value="381.27">
                <text:p>381.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